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80000020E8F802FF3D958A17D.png" manifest:media-type="image/png"/>
  <manifest:file-entry manifest:full-path="Pictures/100002010000053F0000024B3036CA02C4CDD284.png" manifest:media-type="image/png"/>
  <manifest:file-entry manifest:full-path="Pictures/100002010000054400000252B87CCCA0F76F92F9.png" manifest:media-type="image/png"/>
  <manifest:file-entry manifest:full-path="Pictures/10000201000003D300000249382DC3D89806D4F1.png" manifest:media-type="image/png"/>
  <manifest:file-entry manifest:full-path="Pictures/100002010000053A0000026AEF0CE919C4B751D4.png" manifest:media-type="image/png"/>
  <manifest:file-entry manifest:full-path="Pictures/10000201000005490000023F7C677D9C63C0623C.png" manifest:media-type="image/png"/>
  <manifest:file-entry manifest:full-path="Pictures/100002010000054000000245C8ECC6F0BBED64FB.png" manifest:media-type="image/png"/>
  <manifest:file-entry manifest:full-path="Pictures/10000201000005420000024ACFB742ADEF02B2B5.png" manifest:media-type="image/png"/>
  <manifest:file-entry manifest:full-path="Pictures/10000201000004750000024DFD352658E30E5C10.png" manifest:media-type="image/png"/>
  <manifest:file-entry manifest:full-path="Pictures/10000201000003DB0000024B9475F8A65527B9ED.png" manifest:media-type="image/png"/>
  <manifest:file-entry manifest:full-path="Pictures/10000201000004750000022B01BD20065AB89EEE.png" manifest:media-type="image/png"/>
  <manifest:file-entry manifest:full-path="Pictures/10000201000003D1000002420330E1C88B866072.png" manifest:media-type="image/png"/>
  <manifest:file-entry manifest:full-path="Pictures/100002010000034900000246D8C8881DB33BBA2E.png" manifest:media-type="image/png"/>
  <manifest:file-entry manifest:full-path="Pictures/10000201000003C50000023861A7AED18FECB4AC.png" manifest:media-type="image/png"/>
  <manifest:file-entry manifest:full-path="Pictures/10000201000003C60000024A6259CF27EF71E8A5.png" manifest:media-type="image/png"/>
  <manifest:file-entry manifest:full-path="Pictures/10000201000001C1000001C505C40B126DAA27F1.png" manifest:media-type="image/png"/>
  <manifest:file-entry manifest:full-path="Pictures/10000201000001A30000015AAFC562779373DFA2.png" manifest:media-type="image/png"/>
  <manifest:file-entry manifest:full-path="Pictures/10000201000001FF00000185E96259A613F828F7.png" manifest:media-type="image/png"/>
  <manifest:file-entry manifest:full-path="Pictures/10000201000003C400000247C99CAE36EA8BA135.png" manifest:media-type="image/png"/>
  <manifest:file-entry manifest:full-path="Pictures/10000201000003BF00000230473E3F8DBA739276.png" manifest:media-type="image/png"/>
  <manifest:file-entry manifest:full-path="Pictures/10000201000004410000016169901E478730CE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7.491cm" draw:z-index="0"><draw:image xlink:href="Pictures/100002010000054400000252B87CCCA0F76F92F9.png" xlink:type="simple" xlink:show="embed" xlink:actuate="onLoad" draw:mime-type="image/png"/></draw:frame><text:s text:c="2"/></text:p>
      <text:p text:style-name="Standard"/>
      <text:p text:style-name="Standard"><draw:frame draw:style-name="fr1" draw:name="Image2" text:anchor-type="char" svg:width="17cm" svg:height="7.851cm" draw:z-index="1"><draw:image xlink:href="Pictures/100002010000053A0000026AEF0CE919C4B751D4.png" xlink:type="simple" xlink:show="embed" xlink:actuate="onLoad" draw:mime-type="image/png"/></draw:frame><text:s/></text:p>
      <text:p text:style-name="Standard"><draw:frame draw:style-name="fr1" draw:name="Image3" text:anchor-type="char" svg:width="17cm" svg:height="7.348cm" draw:z-index="2"><draw:image xlink:href="Pictures/100002010000054000000245C8ECC6F0BBED64FB.png" xlink:type="simple" xlink:show="embed" xlink:actuate="onLoad" draw:mime-type="image/png"/></draw:frame><text:s/></text:p>
      <text:p text:style-name="Standard"/>
      <text:p text:style-name="Standard"><text:soft-page-break/></text:p>
      <text:p text:style-name="Standard"><draw:frame draw:style-name="fr1" draw:name="Image4" text:anchor-type="char" svg:width="17cm" svg:height="7.401cm" draw:z-index="3"><draw:image xlink:href="Pictures/10000201000005420000024ACFB742ADEF02B2B5.png" xlink:type="simple" xlink:show="embed" xlink:actuate="onLoad" draw:mime-type="image/png"/></draw:frame><text:s/></text:p>
      <text:p text:style-name="Standard"><draw:frame draw:style-name="fr1" draw:name="Image5" text:anchor-type="char" svg:width="17cm" svg:height="8.775cm" draw:z-index="4"><draw:image xlink:href="Pictures/10000201000004750000024DFD352658E30E5C10.png" xlink:type="simple" xlink:show="embed" xlink:actuate="onLoad" draw:mime-type="image/png"/></draw:frame><text:s text:c="3"/></text:p>
      <text:p text:style-name="Standard"/>
      <text:p text:style-name="Standard"><draw:frame draw:style-name="fr1" draw:name="Image6" text:anchor-type="char" svg:width="17cm" svg:height="7.43cm" draw:z-index="5"><draw:image xlink:href="Pictures/100002010000053F0000024B3036CA02C4CDD284.png" xlink:type="simple" xlink:show="embed" xlink:actuate="onLoad" draw:mime-type="image/png"/></draw:frame><text:soft-page-break/><text:s text:c="3"/></text:p>
      <text:p text:style-name="Standard"/>
      <text:p text:style-name="Standard"><draw:frame draw:style-name="fr1" draw:name="Image7" text:anchor-type="char" svg:width="17cm" svg:height="7.223cm" draw:z-index="6"><draw:image xlink:href="Pictures/10000201000005490000023F7C677D9C63C0623C.png" xlink:type="simple" xlink:show="embed" xlink:actuate="onLoad" draw:mime-type="image/png"/></draw:frame><text:s/></text:p>
      <text:p text:style-name="Standard"><draw:frame draw:style-name="fr1" draw:name="Image8" text:anchor-type="char" svg:width="17cm" svg:height="10.109cm" draw:z-index="7"><draw:image xlink:href="Pictures/10000201000003DB0000024B9475F8A65527B9ED.png" xlink:type="simple" xlink:show="embed" xlink:actuate="onLoad" draw:mime-type="image/png"/></draw:frame><text:soft-page-break/><text:s/></text:p>
      <text:p text:style-name="Standard"><draw:frame draw:style-name="fr1" draw:name="Image9" text:anchor-type="char" svg:width="17cm" svg:height="8.269cm" draw:z-index="8"><draw:image xlink:href="Pictures/10000201000004750000022B01BD20065AB89EEE.png" xlink:type="simple" xlink:show="embed" xlink:actuate="onLoad" draw:mime-type="image/png"/></draw:frame><text:s/></text:p>
      <text:p text:style-name="Standard"><draw:frame draw:style-name="fr5" draw:name="Image10" text:anchor-type="char" svg:width="17cm" svg:height="10.158cm" draw:z-index="9"><draw:image xlink:href="Pictures/10000201000003D300000249382DC3D89806D4F1.png" xlink:type="simple" xlink:show="embed" xlink:actuate="onLoad" draw:mime-type="image/png"/></draw:frame><text:soft-page-break/><text:s/></text:p>
      <text:p text:style-name="Standard"><draw:frame draw:style-name="fr1" draw:name="Image11" text:anchor-type="char" svg:width="17cm" svg:height="10.056cm" draw:z-index="10"><draw:image xlink:href="Pictures/10000201000003D1000002420330E1C88B866072.png" xlink:type="simple" xlink:show="embed" xlink:actuate="onLoad" draw:mime-type="image/png"/></draw:frame><text:s/></text:p>
      <text:p text:style-name="Standard"><draw:frame draw:style-name="fr5" draw:name="Image12" text:anchor-type="char" svg:width="17cm" svg:height="11.765cm" draw:z-index="11"><draw:image xlink:href="Pictures/100002010000034900000246D8C8881DB33BBA2E.png" xlink:type="simple" xlink:show="embed" xlink:actuate="onLoad" draw:mime-type="image/png"/></draw:frame><text:soft-page-break/><text:s/></text:p>
      <text:p text:style-name="Standard"><draw:frame draw:style-name="fr1" draw:name="Image13" text:anchor-type="char" svg:width="17cm" svg:height="10.005cm" draw:z-index="12"><draw:image xlink:href="Pictures/10000201000003C50000023861A7AED18FECB4AC.png" xlink:type="simple" xlink:show="embed" xlink:actuate="onLoad" draw:mime-type="image/png"/></draw:frame><text:s/></text:p>
      <text:p text:style-name="Standard"><draw:frame draw:style-name="fr5" draw:name="Image14" text:anchor-type="char" svg:width="17cm" svg:height="10.312cm" draw:z-index="13"><draw:image xlink:href="Pictures/10000201000003C60000024A6259CF27EF71E8A5.png" xlink:type="simple" xlink:show="embed" xlink:actuate="onLoad" draw:mime-type="image/png"/></draw:frame><text:soft-page-break/><text:s/></text:p>
      <text:p text:style-name="Standard"><text:s text:c="2"/><draw:frame draw:style-name="fr4" draw:name="Image15" text:anchor-type="char" svg:width="11.882cm" svg:height="11.987cm" draw:z-index="14"><draw:image xlink:href="Pictures/10000201000001C1000001C505C40B126DAA27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56"/></text:p>
      <text:p text:style-name="Standard"><text:s/><draw:frame draw:style-name="fr3" draw:name="Image16" text:anchor-type="char" svg:width="11.088cm" svg:height="9.155cm" draw:z-index="15"><draw:image xlink:href="Pictures/10000201000001A30000015AAFC562779373DFA2.png" xlink:type="simple" xlink:show="embed" xlink:actuate="onLoad" draw:mime-type="image/png"/></draw:frame></text:p>
      <text:p text:style-name="Standard"/>
      <text:p text:style-name="Standard"><draw:frame draw:style-name="fr2" draw:name="Image17" text:anchor-type="char" svg:x="1.528cm" svg:y="9.287cm" svg:width="13.522cm" svg:height="10.292cm" draw:z-index="16"><draw:image xlink:href="Pictures/10000201000001FF00000185E96259A613F828F7.png" xlink:type="simple" xlink:show="embed" xlink:actuate="onLoad" draw:mime-type="image/png"/></draw:frame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8" text:anchor-type="char" svg:x="0.053cm" svg:y="-1.496cm" svg:width="17cm" svg:height="13.467cm" draw:z-index="17"><draw:image xlink:href="Pictures/10000201000002980000020E8F802FF3D958A17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9" text:anchor-type="char" svg:width="17cm" svg:height="10.28cm" draw:z-index="18"><draw:image xlink:href="Pictures/10000201000003C400000247C99CAE36EA8BA135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1" draw:name="Image20" text:anchor-type="char" svg:width="17cm" svg:height="9.925cm" draw:z-index="19"><draw:image xlink:href="Pictures/10000201000003BF00000230473E3F8DBA739276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1" text:anchor-type="char" svg:width="17cm" svg:height="5.51cm" draw:z-index="20"><draw:image xlink:href="Pictures/10000201000004410000016169901E478730CE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8T14:47:33.204000000</meta:creation-date>
    <dc:date>2022-12-09T18:02:55.567000000</dc:date>
    <meta:editing-duration>PT6H25M5S</meta:editing-duration>
    <meta:editing-cycles>6</meta:editing-cycles>
    <meta:generator>LibreOffice/7.1.4.2$Windows_X86_64 LibreOffice_project/a529a4fab45b75fefc5b6226684193eb000654f6</meta:generator>
    <meta:document-statistic meta:table-count="0" meta:image-count="21" meta:object-count="0" meta:page-count="11" meta:paragraph-count="19" meta:word-count="0" meta:character-count="87" meta:non-whitespace-character-count="0"/>
  </office:meta>
</office:document-meta>
</file>